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officeooo:rsid="0016a748" officeooo:paragraph-rsid="0016a748"/>
    </style:style>
    <style:style style:name="P2" style:family="paragraph" style:parent-style-name="Standard" style:list-style-name="L1">
      <style:text-properties officeooo:rsid="0016a748" officeooo:paragraph-rsid="0016a748"/>
    </style:style>
    <style:style style:name="P3" style:family="paragraph" style:parent-style-name="Standard" style:list-style-name="L1">
      <style:text-properties officeooo:rsid="00186259" officeooo:paragraph-rsid="00186259"/>
    </style:style>
    <style:style style:name="P4" style:family="paragraph" style:parent-style-name="Standard" style:list-style-name="L1">
      <style:paragraph-properties fo:text-align="center" style:justify-single-word="false" fo:break-before="page"/>
      <style:text-properties officeooo:rsid="001c808f" officeooo:paragraph-rsid="001894f4"/>
    </style:style>
    <style:style style:name="P5" style:family="paragraph" style:parent-style-name="Standard" style:list-style-name="L1">
      <style:paragraph-properties fo:text-align="center" style:justify-single-word="false"/>
      <style:text-properties officeooo:rsid="001c808f" officeooo:paragraph-rsid="001894f4"/>
    </style:style>
    <style:style style:name="P6" style:family="paragraph" style:parent-style-name="Standard" style:list-style-name="L1">
      <style:paragraph-properties fo:text-align="center" style:justify-single-word="false"/>
      <style:text-properties officeooo:rsid="0021011f" officeooo:paragraph-rsid="001894f4"/>
    </style:style>
    <style:style style:name="P7" style:family="paragraph" style:parent-style-name="Standard" style:list-style-name="L1">
      <style:paragraph-properties fo:text-align="center" style:justify-single-word="false"/>
      <style:text-properties officeooo:rsid="00222d11" officeooo:paragraph-rsid="001894f4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Django.</text:p>
      <text:p text:style-name="P1">Библиотека:</text:p>
      <text:list text:style-name="L1">
        <text:list-item>
          <text:p text:style-name="P2">taggit</text:p>
          <text:list>
            <text:list-item>
              <text:p text:style-name="P2">simple_tag: Processes the given data and returns a string</text:p>
            </text:list-item>
            <text:list-item>
              <text:p text:style-name="P3">inclusion_tag: Proceses the given data and returns a rendered template</text:p>
            </text:list-item>
          </text:list>
        </text:list-item>
      </text:list>
      <text:p text:style-name="P1"/>
      <text:p text:style-name="P1"/>
      <text:p text:style-name="P1"/>
      <text:list text:continue-numbering="true" text:style-name="L1">
        <text:list-item>
          <text:p text:style-name="P4">Введение. </text:p>
        </text:list-item>
        <text:list-item>
          <text:p text:style-name="P5">Список технологий</text:p>
        </text:list-item>
        <text:list-item>
          <text:p text:style-name="P5"><text:span text:style-name="Emphasis"><text:span text:style-name="T1">Python</text:span></text:span> -</text:p>
          <text:list>
            <text:list-item>
              <text:p text:style-name="P6">Классы -</text:p>
              <text:list>
                <text:list-item>
                  <text:p text:style-name="P7">Структурное программирование – код с обработкой переменных с помощью условий , циклов …</text:p>
                </text:list-item>
                <text:list-item>
                  <text:p text:style-name="P7">Объектно-ориентированное программирование работа с объектами класса с помощью его методов(ну и циклов, условий ...)</text:p>
                </text:list-item>
              </text:list>
            </text:list-item>
          </text:list>
        </text:list-item>
        <text:list-item>
          <text:p text:style-name="P5">Bash</text:p>
        </text:list-item>
        <text:list-item>
          <text:p text:style-name="P5">Django-</text:p>
        </text:list-item>
        <text:list-item>
          <text:p text:style-name="P5">Nginx</text:p>
        </text:list-item>
        <text:list-item>
          <text:p text:style-name="P5">GitHub</text:p>
        </text:list-item>
        <text:list-item>
          <text:p text:style-name="P5">Gunicorn</text:p>
        </text:list-item>
        <text:list-item>
          <text:p text:style-name="P5">Git</text:p>
        </text:list-item>
        <text:list-item>
          <text:p text:style-name="P5">Docker-</text:p>
        </text:list-item>
        <text:list-item>
          <text:p text:style-name="P5">PostgreSQL</text:p>
        </text:list-item>
        <text:list-item>
          <text:p text:style-name="P5">SQL</text:p>
        </text:list-item>
        <text:list-item>
          <text:p text:style-name="P5">Postman</text:p>
        </text:list-item>
        <text:list-item>
          <text:p text:style-name="P5">Linux</text:p>
        </text:list-item>
        <text:list-item>
          <text:p text:style-name="P5">MySQ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9:38:26.267666964</meta:creation-date>
    <dc:date>2024-09-10T17:48:56.483237242</dc:date>
    <meta:editing-duration>P1DT23H24M15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2" meta:paragraph-count="23" meta:word-count="89" meta:character-count="522" meta:non-whitespace-character-count="475"/>
  </office:meta>
</office:document-meta>
</file>